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85cm" fo:min-width="2.6cm" draw:shadow="hidden"/>
      <style:paragraph-properties style:writing-mode="lr-tb"/>
    </style:style>
    <style:style style:name="gr2" style:family="graphic" style:parent-style-name="standard">
      <style:graphic-properties draw:fill-color="#ccffff" draw:textarea-horizontal-align="justify" draw:textarea-vertical-align="middle" draw:auto-grow-height="false" fo:min-height="1.85cm" fo:min-width="2.6cm" draw:shadow="hidden"/>
      <style:paragraph-properties style:writing-mode="lr-tb"/>
    </style:style>
    <style:style style:name="gr3" style:family="graphic" style:parent-style-name="standard">
      <style:graphic-properties draw:marker-end="Arrow" draw:textarea-vertical-align="middle"/>
    </style:style>
    <style:style style:name="gr4" style:family="graphic" style:parent-style-name="standard">
      <style:graphic-properties draw:fill-color="#ffcc00" draw:textarea-horizontal-align="justify" draw:textarea-vertical-align="middle" draw:auto-grow-height="false" fo:min-height="1.85cm" fo:min-width="2.6cm" draw:shadow="hidden"/>
      <style:paragraph-properties style:writing-mode="lr-tb"/>
    </style:style>
    <style:style style:name="gr5" style:family="graphic" style:parent-style-name="standard">
      <style:graphic-properties draw:fill-color="#ffcc99" draw:textarea-horizontal-align="justify" draw:textarea-vertical-align="middle" draw:auto-grow-height="false" fo:min-height="1.85cm" fo:min-width="2.6cm" draw:shadow="hidden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05cm" fo:min-width="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05cm" fo:min-width="2.1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svg:stroke-color="#9999ff" draw:fill-color="#ff9900" draw:textarea-horizontal-align="justify" draw:textarea-vertical-align="middle" draw:auto-grow-height="false" fo:min-height="2.05cm" fo:min-width="2cm"/>
      <style:paragraph-properties style:writing-mode="lr-tb"/>
    </style:style>
    <style:style style:name="gr10" style:family="graphic" style:parent-style-name="standard">
      <style:graphic-properties svg:stroke-color="#9999ff" draw:fill-color="#33ff99" draw:textarea-horizontal-align="justify" draw:textarea-vertical-align="middle" draw:auto-grow-height="false" fo:min-height="2.05cm" fo:min-width="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-color="#ccffff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cc00"/>
      <style:paragraph-properties fo:text-align="center" style:writing-mode="lr-tb"/>
    </style:style>
    <style:style style:name="P6" style:family="paragraph">
      <loext:graphic-properties draw:fill-color="#ffcc99"/>
      <style:paragraph-properties fo:text-align="center" style:writing-mode="lr-tb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-color="#ff9900"/>
      <style:paragraph-properties fo:text-align="center" style:writing-mode="lr-tb"/>
    </style:style>
    <style:style style:name="P9" style:family="paragraph">
      <loext:graphic-properties draw:fill-color="#33ff99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1cm" svg:height="2.1cm" svg:x="4.001cm" svg:y="3cm">
          <text:p text:style-name="P1">Tenant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.1cm" svg:height="2.1cm" svg:x="9.301cm" svg:y="3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1cm" svg:height="2.1cm" svg:x="14.201cm" svg:y="3cm">
          <text:p text:style-name="P1">UserProfile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4.201cm" svg:y1="4.05cm" svg:x2="12.401cm" svg:y2="4.05cm" draw:start-shape="id1" draw:start-glue-point="3" draw:end-shape="id2" draw:end-glue-point="1" svg:d="M14201 4050h-1800" svg:viewBox="0 0 1801 1">
          <text:p/>
        </draw:connector>
        <draw:custom-shape draw:style-name="gr2" draw:text-style-name="P3" xml:id="id4" draw:id="id4" draw:layer="layout" svg:width="3.1cm" svg:height="2.1cm" svg:x="9.401cm" svg:y="6.9cm">
          <text:p text:style-name="P1">Group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3.1cm" svg:height="2.1cm" svg:x="14.401cm" svg:y="6.9cm">
          <text:p text:style-name="P1">User</text:p>
          <text:p text:style-name="P1">Group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4.401cm" svg:y1="7.95cm" svg:x2="12.501cm" svg:y2="7.95cm" draw:start-shape="id3" draw:start-glue-point="3" draw:end-shape="id4" draw:end-glue-point="1" svg:d="M14401 7950h-1900" svg:viewBox="0 0 1901 1">
          <text:p/>
        </draw:connector>
        <draw:connector draw:style-name="gr3" draw:text-style-name="P4" draw:layer="layout" svg:x1="15.951cm" svg:y1="6.9cm" svg:x2="10.851cm" svg:y2="5.1cm" draw:start-shape="id3" draw:start-glue-point="0" draw:end-shape="id2" draw:end-glue-point="2" svg:d="M15951 6900v-900h-5100v-900" svg:viewBox="0 0 5101 1801">
          <text:p/>
        </draw:connector>
        <draw:custom-shape draw:style-name="gr4" draw:text-style-name="P5" xml:id="id6" draw:id="id6" draw:layer="layout" svg:width="3.1cm" svg:height="2.1cm" svg:x="4.201cm" svg:y="10.6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3.1cm" svg:height="2.1cm" svg:x="9.401cm" svg:y="10.6cm">
          <text:p text:style-name="P1">Redirect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9.401cm" svg:y1="11.65cm" svg:x2="7.301cm" svg:y2="11.65cm" draw:start-shape="id5" draw:start-glue-point="3" draw:end-shape="id6" draw:end-glue-point="1" svg:d="M9401 11650h-2100" svg:viewBox="0 0 2101 1">
          <text:p/>
        </draw:connector>
        <draw:custom-shape draw:style-name="gr4" draw:text-style-name="P5" xml:id="id7" draw:id="id7" draw:layer="layout" svg:width="3.1cm" svg:height="2.1cm" svg:x="4.201cm" svg:y="6.8cm">
          <text:p text:style-name="P1">Client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5.751cm" svg:y1="8.9cm" svg:x2="5.751cm" svg:y2="10.6cm" draw:start-shape="id7" draw:start-glue-point="2" draw:end-shape="id6" draw:end-glue-point="0" svg:d="M5751 8900v1700" svg:viewBox="0 0 1 1701">
          <text:p/>
        </draw:connector>
        <draw:custom-shape draw:style-name="gr5" draw:text-style-name="P6" xml:id="id8" draw:id="id8" draw:layer="layout" svg:width="3.1cm" svg:height="2.1cm" svg:x="4.401cm" svg:y="14.5cm">
          <text:p text:style-name="P1">Permission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4.401cm" svg:y1="15.55cm" svg:x2="4.201cm" svg:y2="11.65cm" draw:start-shape="id8" draw:start-glue-point="3" draw:end-shape="id6" draw:end-glue-point="3" svg:d="M4401 15550h-701v-3900h501" svg:viewBox="0 0 702 3901">
          <text:p/>
        </draw:connector>
        <draw:custom-shape draw:style-name="gr5" draw:text-style-name="P6" xml:id="id9" draw:id="id9" draw:layer="layout" svg:width="3.1cm" svg:height="2.1cm" svg:x="14.501cm" svg:y="10.8cm">
          <text:p text:style-name="P1">Group</text:p>
          <text:p text:style-name="P1">Permission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6.051cm" svg:y1="10.8cm" svg:x2="10.951cm" svg:y2="9cm" draw:start-shape="id9" draw:start-glue-point="0" draw:end-shape="id4" draw:end-glue-point="2" svg:d="M16051 10800v-900h-5100v-900" svg:viewBox="0 0 5101 1801">
          <text:p/>
        </draw:connector>
        <draw:connector draw:style-name="gr3" draw:text-style-name="P4" draw:layer="layout" svg:x1="7.501cm" svg:y1="15.55cm" svg:x2="16.051cm" svg:y2="12.9cm" draw:start-shape="id8" draw:start-glue-point="1" draw:end-shape="id9" draw:end-glue-point="2" svg:d="M7501 15550h8550v-2650" svg:viewBox="0 0 8551 2651">
          <text:p/>
        </draw:connector>
      </draw:page>
      <draw:page draw:name="page2" draw:style-name="dp1" draw:master-page-name="Default">
        <draw:custom-shape draw:style-name="gr6" draw:text-style-name="P1" xml:id="id10" draw:id="id10" draw:layer="layout" svg:width="2.5cm" svg:height="2.3cm" svg:x="1.8cm" svg:y="1.8cm">
          <text:p text:style-name="P1">SignIn</text:p>
          <draw:enhanced-geometry svg:viewBox="0 0 21600 21600" draw:type="rectangle" draw:enhanced-path="M 0 0 L 21600 0 21600 21600 0 21600 0 0 Z N"/>
        </draw:custom-shape>
        <draw:custom-shape draw:style-name="gr7" draw:text-style-name="P1" xml:id="id12" draw:id="id12" draw:layer="layout" svg:width="2.6cm" svg:height="2.3cm" svg:x="4.6cm" svg:y="1.8cm">
          <text:p text:style-name="P1">Pick</text:p>
          <text:p text:style-name="P1">Account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draw:type="line" svg:x1="3.05cm" svg:y1="4.1cm" svg:x2="4.55cm" svg:y2="7.1cm" draw:start-shape="id10" draw:start-glue-point="2" draw:end-shape="id11" draw:end-glue-point="0" svg:d="M3050 4100l1500 3000" svg:viewBox="0 0 1501 3001">
          <text:p/>
        </draw:connector>
        <draw:custom-shape draw:style-name="gr6" draw:text-style-name="P1" xml:id="id11" draw:id="id11" draw:layer="layout" svg:width="2.5cm" svg:height="2.3cm" svg:x="3.3cm" svg:y="7.1cm">
          <text:p text:style-name="P1">Password</text:p>
          <draw:enhanced-geometry svg:viewBox="0 0 21600 21600" draw:type="rectangle" draw:enhanced-path="M 0 0 L 21600 0 21600 21600 0 21600 0 0 Z N"/>
        </draw:custom-shape>
        <draw:custom-shape draw:style-name="gr9" draw:text-style-name="P8" xml:id="id13" draw:id="id13" draw:layer="layout" svg:width="2.5cm" svg:height="2.3cm" svg:x="3.3cm" svg:y="11.2cm">
          <text:p text:style-name="P1">2FA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draw:type="line" svg:x1="5.9cm" svg:y1="4.1cm" svg:x2="4.55cm" svg:y2="7.1cm" draw:start-shape="id12" draw:start-glue-point="2" draw:end-shape="id11" draw:end-glue-point="0" svg:d="M5900 4100l-1350 3000" svg:viewBox="0 0 1351 3001">
          <text:p/>
        </draw:connector>
        <draw:connector draw:style-name="gr8" draw:text-style-name="P7" draw:layer="layout" draw:type="line" svg:x1="4.55cm" svg:y1="9.4cm" svg:x2="4.55cm" svg:y2="11.2cm" draw:start-shape="id11" draw:start-glue-point="2" draw:end-shape="id13" draw:end-glue-point="0" svg:d="M4550 9400v1800" svg:viewBox="0 0 1 1801">
          <text:p/>
        </draw:connector>
        <draw:custom-shape draw:style-name="gr10" draw:text-style-name="P9" xml:id="id14" draw:id="id14" draw:layer="layout" svg:width="2.5cm" svg:height="2.3cm" svg:x="3.3cm" svg:y="15.3cm">
          <text:p text:style-name="P1">2FA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draw:type="line" svg:x1="4.55cm" svg:y1="13.5cm" svg:x2="4.55cm" svg:y2="15.3cm" draw:start-shape="id13" draw:start-glue-point="2" draw:end-shape="id14" draw:end-glue-point="0" svg:d="M4550 13500v1800" svg:viewBox="0 0 1 1801">
          <text:p/>
        </draw:connector>
        <draw:custom-shape draw:style-name="gr7" draw:text-style-name="P1" xml:id="id15" draw:id="id15" draw:layer="layout" svg:width="2.6cm" svg:height="2.3cm" svg:x="9.4cm" svg:y="1.8cm">
          <text:p text:style-name="P1">Forgot</text:p>
          <text:p text:style-name="P1">Password</text:p>
          <draw:enhanced-geometry svg:viewBox="0 0 21600 21600" draw:type="rectangle" draw:enhanced-path="M 0 0 L 21600 0 21600 21600 0 21600 0 0 Z N"/>
        </draw:custom-shape>
        <draw:custom-shape draw:style-name="gr7" draw:text-style-name="P1" xml:id="id16" draw:id="id16" draw:layer="layout" svg:width="2.6cm" svg:height="2.3cm" svg:x="9.4cm" svg:y="6.2cm">
          <text:p text:style-name="P1">Email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draw:type="line" svg:x1="10.7cm" svg:y1="4.1cm" svg:x2="10.7cm" svg:y2="6.2cm" draw:start-shape="id15" draw:start-glue-point="2" draw:end-shape="id16" draw:end-glue-point="0" svg:d="M10700 4100v2100" svg:viewBox="0 0 1 2101">
          <text:p/>
        </draw:connector>
        <draw:custom-shape draw:style-name="gr7" draw:text-style-name="P1" xml:id="id17" draw:id="id17" draw:layer="layout" svg:width="2.6cm" svg:height="2.3cm" svg:x="9.4cm" svg:y="10.5cm">
          <text:p text:style-name="P1">Reset</text:p>
          <text:p text:style-name="P1">Password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draw:type="line" svg:x1="10.7cm" svg:y1="8.5cm" svg:x2="10.7cm" svg:y2="10.5cm" draw:start-shape="id16" draw:start-glue-point="2" draw:end-shape="id17" draw:end-glue-point="0" svg:d="M10700 8500v2000" svg:viewBox="0 0 1 2001">
          <text:p/>
        </draw:connector>
      </draw:page>
      <draw:page draw:name="page3" draw:style-name="dp1" draw:master-page-name="Default">
        <draw:custom-shape draw:style-name="gr1" draw:text-style-name="P2" draw:layer="layout" svg:width="3.1cm" svg:height="2.1cm" svg:x="4.001cm" svg:y="3cm">
          <text:p text:style-name="P1">Tenant</text:p>
          <draw:enhanced-geometry svg:viewBox="0 0 21600 21600" draw:type="rectangle" draw:enhanced-path="M 0 0 L 21600 0 21600 21600 0 21600 0 0 Z N"/>
        </draw:custom-shape>
        <draw:custom-shape draw:style-name="gr2" draw:text-style-name="P3" xml:id="id19" draw:id="id19" draw:layer="layout" svg:width="3.1cm" svg:height="2.1cm" svg:x="9.301cm" svg:y="3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2" draw:text-style-name="P3" xml:id="id18" draw:id="id18" draw:layer="layout" svg:width="3.1cm" svg:height="2.1cm" svg:x="14.201cm" svg:y="3cm">
          <text:p text:style-name="P1">UserProfile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4.201cm" svg:y1="4.05cm" svg:x2="12.401cm" svg:y2="4.05cm" draw:start-shape="id18" draw:start-glue-point="3" draw:end-shape="id19" draw:end-glue-point="1" svg:d="M14201 4050h-1800" svg:viewBox="0 0 1801 1">
          <text:p/>
        </draw:connector>
        <draw:custom-shape draw:style-name="gr2" draw:text-style-name="P3" xml:id="id21" draw:id="id21" draw:layer="layout" svg:width="3.1cm" svg:height="2.1cm" svg:x="9.401cm" svg:y="6.9cm">
          <text:p text:style-name="P1">Group</text:p>
          <draw:enhanced-geometry svg:viewBox="0 0 21600 21600" draw:type="rectangle" draw:enhanced-path="M 0 0 L 21600 0 21600 21600 0 21600 0 0 Z N"/>
        </draw:custom-shape>
        <draw:custom-shape draw:style-name="gr2" draw:text-style-name="P3" xml:id="id20" draw:id="id20" draw:layer="layout" svg:width="3.1cm" svg:height="2.1cm" svg:x="14.401cm" svg:y="6.9cm">
          <text:p text:style-name="P1">User</text:p>
          <text:p text:style-name="P1">Group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4.401cm" svg:y1="7.95cm" svg:x2="12.501cm" svg:y2="7.95cm" draw:start-shape="id20" draw:start-glue-point="3" draw:end-shape="id21" draw:end-glue-point="1" svg:d="M14401 7950h-1900" svg:viewBox="0 0 1901 1">
          <text:p/>
        </draw:connector>
        <draw:connector draw:style-name="gr3" draw:text-style-name="P4" draw:layer="layout" svg:x1="15.951cm" svg:y1="6.9cm" svg:x2="10.851cm" svg:y2="5.1cm" draw:start-shape="id20" draw:start-glue-point="0" draw:end-shape="id19" draw:end-glue-point="2" svg:d="M15951 6900v-900h-5100v-900" svg:viewBox="0 0 5101 1801">
          <text:p/>
        </draw:connector>
        <draw:custom-shape draw:style-name="gr4" draw:text-style-name="P5" xml:id="id23" draw:id="id23" draw:layer="layout" svg:width="3.1cm" svg:height="2.1cm" svg:x="4.201cm" svg:y="10.6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4" draw:text-style-name="P5" xml:id="id22" draw:id="id22" draw:layer="layout" svg:width="3.1cm" svg:height="2.1cm" svg:x="9.401cm" svg:y="10.6cm">
          <text:p text:style-name="P1">Redirect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9.401cm" svg:y1="11.65cm" svg:x2="7.301cm" svg:y2="11.65cm" draw:start-shape="id22" draw:start-glue-point="3" draw:end-shape="id23" draw:end-glue-point="1" svg:d="M9401 11650h-2100" svg:viewBox="0 0 2101 1">
          <text:p/>
        </draw:connector>
        <draw:custom-shape draw:style-name="gr4" draw:text-style-name="P5" xml:id="id24" draw:id="id24" draw:layer="layout" svg:width="3.1cm" svg:height="2.1cm" svg:x="4.201cm" svg:y="6.8cm">
          <text:p text:style-name="P1">Client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5.751cm" svg:y1="8.9cm" svg:x2="5.751cm" svg:y2="10.6cm" draw:start-shape="id24" draw:start-glue-point="2" draw:end-shape="id23" draw:end-glue-point="0" svg:d="M5751 8900v1700" svg:viewBox="0 0 1 1701">
          <text:p/>
        </draw:connector>
        <draw:custom-shape draw:style-name="gr5" draw:text-style-name="P6" xml:id="id25" draw:id="id25" draw:layer="layout" svg:width="3.1cm" svg:height="2.1cm" svg:x="4.401cm" svg:y="14.5cm">
          <text:p text:style-name="P1">Permission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4.401cm" svg:y1="15.55cm" svg:x2="4.201cm" svg:y2="11.65cm" draw:start-shape="id25" draw:start-glue-point="3" draw:end-shape="id23" draw:end-glue-point="3" svg:d="M4401 15550h-701v-3900h501" svg:viewBox="0 0 702 3901">
          <text:p/>
        </draw:connector>
        <draw:custom-shape draw:style-name="gr5" draw:text-style-name="P6" xml:id="id26" draw:id="id26" draw:layer="layout" svg:width="3.1cm" svg:height="2.1cm" svg:x="14.501cm" svg:y="10.8cm">
          <text:p text:style-name="P1">Group</text:p>
          <text:p text:style-name="P1">Permission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6.051cm" svg:y1="10.8cm" svg:x2="10.951cm" svg:y2="9cm" draw:start-shape="id26" draw:start-glue-point="0" draw:end-shape="id21" draw:end-glue-point="2" svg:d="M16051 10800v-900h-5100v-900" svg:viewBox="0 0 5101 1801">
          <text:p/>
        </draw:connector>
        <draw:connector draw:style-name="gr3" draw:text-style-name="P4" draw:layer="layout" svg:x1="7.501cm" svg:y1="15.55cm" svg:x2="16.051cm" svg:y2="12.9cm" draw:start-shape="id25" draw:start-glue-point="1" draw:end-shape="id26" draw:end-glue-point="2" svg:d="M7501 15550h8550v-2650" svg:viewBox="0 0 8551 26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2-07-22T21:34:27.376274203</meta:creation-date>
    <dc:date>2022-10-03T08:47:50.418316193</dc:date>
    <meta:editing-duration>P21DT8H22M8S</meta:editing-duration>
    <meta:editing-cycles>5</meta:editing-cycles>
    <meta:generator>LibreOffice/6.3.5.2$MacOSX_X86_64 LibreOffice_project/dd0751754f11728f69b42ee2af66670068624673</meta:generator>
    <meta:document-statistic meta:object-count="50"/>
  </office:meta>
</office:document-meta>
</file>